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00"/>
      <style:text-properties style:font-name="Arial2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 *1)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>
            <text:p>*1) known issue 1: after a data write (tested on 18F2550) the next readout will fail.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9">09-03-2008</text:date>, <text:time>23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s Schreuder</meta:initial-creator>
    <meta:creation-date>2008-03-03T09:00:22</meta:creation-date>
    <dc:creator>Frans Schreuder</dc:creator>
    <dc:date>2008-03-09T23:08:01</dc:date>
    <meta:editing-cycles>5</meta:editing-cycles>
    <meta:editing-duration>PT41M52S</meta:editing-duration>
    <meta:user-defined meta:name="Info 1"/>
    <meta:user-defined meta:name="Info 2"/>
    <meta:user-defined meta:name="Info 3"/>
    <meta:user-defined meta:name="Info 4"/>
    <meta:document-statistic meta:table-count="3" meta:cell-count="596"/>
  </office:meta>
</office:document-meta>
</file>